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65aed" officeooo:paragraph-rsid="00065ae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erial" fo:font-size="24pt" officeooo:rsid="0009c1ea" officeooo:paragraph-rsid="0009c1ea" style:font-size-asian="24pt" style:font-size-complex="24pt"/>
    </style:style>
    <style:style style:name="P7" style:family="paragraph" style:parent-style-name="Standard"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10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text-properties officeooo:paragraph-rsid="00040d0f"/>
    </style:style>
    <style:style style:name="P17" style:family="paragraph" style:parent-style-name="Heading_20_3">
      <style:text-properties style:font-name="Aerial"/>
    </style:style>
    <style:style style:name="P18" style:family="paragraph" style:parent-style-name="Text_20_body">
      <style:text-properties style:font-name="Aerial" officeooo:rsid="000a50da" officeooo:paragraph-rsid="000a50da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.1457in" style:contextual-spacing="false" fo:orphans="2" fo:widows="2" fo:text-indent="0in" style:auto-text-indent="false"/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left="0in" fo:margin-right="0in" fo:margin-top="0in" fo:margin-bottom="0.1457in" style:contextual-spacing="false" fo:orphans="2" fo:widows="2" fo:text-indent="0in" style:auto-text-indent="false"/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Horizontal_20_Line">
      <style:paragraph-properties fo:margin-top="0in" fo:margin-bottom="0.0972in" style:contextual-spacing="false" fo:line-height="115%"/>
      <style:text-properties fo:color="#303030" loext:opacity="100%"/>
    </style:style>
    <style:style style:name="P24" style:family="paragraph" style:parent-style-name="Heading_20_2">
      <style:paragraph-properties fo:margin-left="0in" fo:margin-right="0in" fo:margin-top="0.2189in" fo:margin-bottom="0.1457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3d444d"/>
      <style:text-properties fo:font-variant="normal" fo:text-transform="none" fo:color="#303030" loext:opacity="100%" style:font-name="apple-system" fo:letter-spacing="normal" fo:font-style="normal" fo:font-weight="normal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8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9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P30" style:family="paragraph" style:parent-style-name="Heading_20_3">
      <style:paragraph-properties fo:margin-left="0in" fo:margin-right="0in" fo:margin-top="0.2189in" fo:margin-bottom="0.1457in" style:contextual-spacing="false" fo:line-height="125%" fo:orphans="2" fo:widows="2" fo:text-indent="0in" style:auto-text-indent="false"/>
      <style:text-properties fo:font-variant="normal" fo:text-transform="none" fo:color="#303030" loext:opacity="100%" style:font-name="apple-system" fo:letter-spacing="normal" fo:font-style="normal" fo:font-weight="normal"/>
    </style:style>
    <style:style style:name="P31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2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</style:style>
    <style:style style:name="P33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5" style:family="paragraph" style:parent-style-name="Text_20_body" style:list-style-name="L8">
      <style:paragraph-properties fo:margin-left="0in" fo:margin-right="0in" fo:margin-top="0in" fo:margin-bottom="0.1457in" style:contextual-spacing="false" fo:orphans="2" fo:widows="2" fo:text-indent="0in" style:auto-text-indent="false"/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P36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7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P38" style:family="paragraph" style:parent-style-name="Text_20_body">
      <style:text-properties fo:color="#303030" loext:opacity="100%" officeooo:paragraph-rsid="00040d0f"/>
    </style:style>
    <style:style style:name="P39" style:family="paragraph" style:parent-style-name="Heading_20_2">
      <style:paragraph-properties fo:break-before="page"/>
      <style:text-properties style:font-name="Aerial" fo:font-size="12pt" officeooo:rsid="0004b156" officeooo:paragraph-rsid="0004b156" style:font-size-asian="10.5pt" style:font-size-complex="12pt"/>
    </style:style>
    <style:style style:name="P40" style:family="paragraph" style:parent-style-name="Text_20_body">
      <style:text-properties style:font-name="Aerial" fo:font-size="12pt" officeooo:rsid="0004b156" officeooo:paragraph-rsid="0004b156" style:font-size-asian="10.5pt" style:font-size-complex="12pt"/>
    </style:style>
    <style:style style:name="P41" style:family="paragraph" style:parent-style-name="Text_20_body">
      <style:paragraph-properties fo:line-height="115%"/>
      <style:text-properties style:font-name="Aerial" fo:font-size="12pt" officeooo:rsid="0004b156" officeooo:paragraph-rsid="0004b156" style:font-size-asian="10.5pt" style:font-size-complex="12pt"/>
    </style:style>
    <style:style style:name="T1" style:family="text">
      <style:text-properties officeooo:rsid="00081d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03030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303030" loext:opacity="100%" fo:font-family="ui-monospace, SFMono-Regular, 'SF Mono', Menlo, Consolas, 'Liberation Mono', monospace" fo:font-size="9.75pt" fo:letter-spacing="normal" fo:font-style="normal" fo:font-weight="normal" fo:background-color="#656c76" loext:char-shading-value="0" loext:padding="0in" loext:border="none"/>
    </style:style>
    <style:style style:name="T5" style:family="text">
      <style:text-properties fo:font-variant="normal" fo:text-transform="none" fo:color="#303030" loext:opacity="100%" fo:font-family="ui-monospace, SFMono-Regular, 'SF Mono', Menlo, Consolas, 'Liberation Mono', monospace" fo:font-size="9.75pt" fo:letter-spacing="normal" fo:font-style="italic" fo:font-weight="normal" loext:padding="0in" loext:border="none"/>
    </style:style>
    <style:style style:name="T6" style:family="text">
      <style:text-properties fo:font-variant="normal" fo:text-transform="none" fo:color="#303030" loext:opacity="100%" fo:font-family="ui-monospace, SFMono-Regular, 'SF Mono', Menlo, Consolas, 'Liberation Mono', monospace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303030" loext:opacity="100%" fo:letter-spacing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9693in"/>
      </text:list-level-style-bullet>
      <text:list-level-style-bullet text:level="5" text:style-name="Bullet_20_Symbols" loext:num-list-format="%5%." style:num-suffix="." text:bullet-char="•">
        <style:list-level-properties text:space-before="2.4618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<text:span text:style-name="T1">technológia</text:span></text:p>
      <text:p text:style-name="P4">Féléves feladat</text:p>
      <text:p text:style-name="P5"/>
      <text:p text:style-name="P6">LSTM<text:line-break/>Bemutató weboldal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Készítette: <text:span text:style-name="T2">Ferencsik Róbert</text:span></text:p>
      <text:p text:style-name="P10">Neptunkód: <text:span text:style-name="T2">BQLOTW</text:span></text:p>
      <text:p text:style-name="P10">Dátum: <text:span text:style-name="T2">2025. November</text:span></text:p>
      <text:p text:style-name="P11"/>
      <text:p text:style-name="P12">Miskolc, 2025</text:p>
      <text:h text:style-name="P13" text:outline-level="1">Tartalomjegyzék</text:h>
      <text:p text:style-name="P14"/>
      <text:p text:style-name="P14"/>
      <text:h text:style-name="P15" text:outline-level="2">Bevezetés</text:h>
      <text:p text:style-name="P16"/>
      <text:h text:style-name="P17" text:outline-level="3"><text:bookmark text:name="feladat-le%C3%ADr%C3%A1sa"/>Feladat </text:h>
      <text:p text:style-name="P18">A projekt a webechnológiák tanóra keretében készült el. Célja a különböző technológiák gyakorlása. A megvalósítás</text:p>
      <text:p text:style-name="P19"><text:span text:style-name="T3">A projekt célja egy egyszerű oktató weboldal (LSTM neural networks témájú) létrehozása, amely több aloldalt tartalmaz (index, history, architecture, example, contact), valamint egy </text:span><text:span text:style-name="Source_20_Text"><text:span text:style-name="T4">src</text:span></text:span><text:span text:style-name="T3"> mappastruktúrát stílusokkal, képekkel, adatokkal és JavaScript logikával.</text:span></text:p>
      <text:p text:style-name="P20">Feladatként a projekt során a következő feladatokat végeztük el (példák):</text:p>
      <text:list text:style-name="L1">
        <text:list-item>
          <text:p text:style-name="P21">HTML fájlok karbantartása és linkek javítása (stílus és script elérési utak frissítése).</text:p>
        </text:list-item>
        <text:list-item>
          <text:p text:style-name="P22"><text:span text:style-name="T3">JavaScript logika modulokra bontása (</text:span><text:span text:style-name="Source_20_Text"><text:span text:style-name="T4">src/script/</text:span></text:span><text:span text:style-name="T3"> könyvtárban).</text:span></text:p>
        </text:list-item>
        <text:list-item>
          <text:p text:style-name="P22"><text:span text:style-name="T3">CSS fájl modularizálása (</text:span><text:span text:style-name="Source_20_Text"><text:span text:style-name="T4">src/styles/</text:span></text:span><text:span text:style-name="T3"> alá több részfájl létrehozása és a </text:span><text:span text:style-name="Source_20_Text"><text:span text:style-name="T4">styles.css</text:span></text:span><text:span text:style-name="T3"> importálása).</text:span></text:p>
          <text:p text:style-name="P22"><text:span text:style-name="T3"/></text:p>
        </text:list-item>
      </text:list>
      <text:p text:style-name="P23"/>
      <text:h text:style-name="P24" text:outline-level="2"><text:bookmark text:name="projekt-strukt%C3%BAra-mappa-%C3%A9s-f%C3%A1jlok"/>Projekt struktúra </text:h>
      <text:p text:style-name="P20">Az alábbiakban a projekt legfontosabb mappái és fájljai (rövidített, releváns lista):</text:p>
      <text:list text:style-name="L2">
        <text:list-item>
          <text:p text:style-name="P25"><text:span text:style-name="Source_20_Text"><text:span text:style-name="T4">BQLOTWWebTech1/</text:span></text:span></text:p>
          <text:list>
            <text:list-item>
              <text:p text:style-name="P25"><text:span text:style-name="Source_20_Text"><text:span text:style-name="T4">README.md</text:span></text:span></text:p>
            </text:list-item>
            <text:list-item>
              <text:p text:style-name="P25"><text:span text:style-name="Source_20_Text"><text:span text:style-name="T4">BQLOTW_0910/</text:span></text:span><text:span text:style-name="T3"> ... (több oktatási mappa)</text:span></text:p>
            </text:list-item>
            <text:list-item>
              <text:p text:style-name="P25"><text:span text:style-name="Source_20_Text"><text:span text:style-name="T4">BQLOTW_1008/</text:span></text:span></text:p>
              <text:list>
                <text:list-item>
                  <text:p text:style-name="P25"><text:span text:style-name="Source_20_Text"><text:span text:style-name="T4">BQLOTW_color_font_size.html</text:span></text:span><text:span text:style-name="T3"> (átnevezett korábbi neptunkod fájlok)</text:span></text:p>
                </text:list-item>
                <text:list-item>
                  <text:p text:style-name="P25"><text:span text:style-name="Source_20_Text"><text:span text:style-name="T4">BQLOTW_border.html</text:span></text:span></text:p>
                </text:list-item>
                <text:list-item>
                  <text:p text:style-name="P25"><text:span text:style-name="Source_20_Text"><text:span text:style-name="T4">BQLOTW_padding.html</text:span></text:span></text:p>
                </text:list-item>
                <text:list-item>
                  <text:p text:style-name="P25"><text:span text:style-name="Source_20_Text"><text:span text:style-name="T4">BQLOTW_margin.html</text:span></text:span></text:p>
                </text:list-item>
                <text:list-item>
                  <text:p text:style-name="P25"><text:span text:style-name="Source_20_Text"><text:span text:style-name="T4">BQLOTW_display.html</text:span></text:span></text:p>
                </text:list-item>
              </text:list>
            </text:list-item>
            <text:list-item>
              <text:p text:style-name="P25"><text:span text:style-name="Source_20_Text"><text:span text:style-name="T4">neptunkod_5.html</text:span></text:span><text:span text:style-name="T3">, </text:span><text:span text:style-name="Source_20_Text"><text:span text:style-name="T4">neptunkod_5.js</text:span></text:span><text:span text:style-name="T3"> (példafájlok)</text:span></text:p>
            </text:list-item>
            <text:list-item>
              <text:p text:style-name="P25"><text:span text:style-name="Source_20_Text"><text:span text:style-name="T4">neptunkod_4.html</text:span></text:span><text:span text:style-name="T3"> (másik példa)</text:span></text:p>
            </text:list-item>
            <text:list-item>
              <text:p text:style-name="P25"><text:span text:style-name="Source_20_Text"><text:span text:style-name="T4">szamologep.html</text:span></text:span><text:span text:style-name="T3"> (jquery számológép)</text:span></text:p>
            </text:list-item>
            <text:list-item>
              <text:p text:style-name="P25"><text:span text:style-name="Source_20_Text"><text:span text:style-name="T4">neptunkod_*</text:span></text:span><text:span text:style-name="T3"> eredeti fájlok (néhány át lett helyezve)</text:span></text:p>
            </text:list-item>
            <text:list-item>
              <text:p text:style-name="P25"><text:span text:style-name="Source_20_Text"><text:span text:style-name="T4">BQLOTWWebTech/</text:span></text:span><text:span text:style-name="T3"> (fő web app rész)</text:span></text:p>
              <text:list>
                <text:list-item>
                  <text:p text:style-name="P25"><text:span text:style-name="Source_20_Text"><text:span text:style-name="T4">index.html</text:span></text:span></text:p>
                </text:list-item>
                <text:list-item>
                  <text:p text:style-name="P25"><text:span text:style-name="Source_20_Text"><text:span text:style-name="T4">history.html</text:span></text:span></text:p>
                </text:list-item>
                <text:list-item>
                  <text:p text:style-name="P25"><text:span text:style-name="Source_20_Text"><text:span text:style-name="T4">architecture.html</text:span></text:span></text:p>
                </text:list-item>
                <text:list-item>
                  <text:p text:style-name="P25"><text:soft-page-break/><text:span text:style-name="Source_20_Text"><text:span text:style-name="T4">example.html</text:span></text:span></text:p>
                </text:list-item>
                <text:list-item>
                  <text:p text:style-name="P25"><text:span text:style-name="Source_20_Text"><text:span text:style-name="T4">contact.html</text:span></text:span></text:p>
                </text:list-item>
                <text:list-item>
                  <text:p text:style-name="P25"><text:span text:style-name="Source_20_Text"><text:span text:style-name="T4">src/</text:span></text:span></text:p>
                  <text:list>
                    <text:list-item>
                      <text:p text:style-name="P25"><text:span text:style-name="Source_20_Text"><text:span text:style-name="T4">styles/</text:span></text:span></text:p>
                      <text:list>
                        <text:list-item>
                          <text:p text:style-name="P25"><text:span text:style-name="Source_20_Text"><text:span text:style-name="T4">styles.css</text:span></text:span><text:span text:style-name="T3"> (fő fájl, most importálja a modulokat)</text:span></text:p>
                        </text:list-item>
                        <text:list-item>
                          <text:p text:style-name="P25"><text:span text:style-name="Source_20_Text"><text:span text:style-name="T4">global.css</text:span></text:span></text:p>
                        </text:list-item>
                        <text:list-item>
                          <text:p text:style-name="P25"><text:span text:style-name="Source_20_Text"><text:span text:style-name="T4">header.css</text:span></text:span></text:p>
                        </text:list-item>
                        <text:list-item>
                          <text:p text:style-name="P25"><text:span text:style-name="Source_20_Text"><text:span text:style-name="T4">main-content.css</text:span></text:span></text:p>
                        </text:list-item>
                        <text:list-item>
                          <text:p text:style-name="P25"><text:span text:style-name="Source_20_Text"><text:span text:style-name="T4">home.css</text:span></text:span></text:p>
                        </text:list-item>
                        <text:list-item>
                          <text:p text:style-name="P25"><text:span text:style-name="Source_20_Text"><text:span text:style-name="T4">history.css</text:span></text:span></text:p>
                        </text:list-item>
                        <text:list-item>
                          <text:p text:style-name="P25"><text:span text:style-name="Source_20_Text"><text:span text:style-name="T4">architecture.css</text:span></text:span></text:p>
                        </text:list-item>
                        <text:list-item>
                          <text:p text:style-name="P25"><text:span text:style-name="Source_20_Text"><text:span text:style-name="T4">example.css</text:span></text:span></text:p>
                        </text:list-item>
                        <text:list-item>
                          <text:p text:style-name="P25"><text:span text:style-name="Source_20_Text"><text:span text:style-name="T4">sequences.css</text:span></text:span></text:p>
                        </text:list-item>
                        <text:list-item>
                          <text:p text:style-name="P25"><text:span text:style-name="Source_20_Text"><text:span text:style-name="T4">forms.css</text:span></text:span></text:p>
                        </text:list-item>
                        <text:list-item>
                          <text:p text:style-name="P25"><text:span text:style-name="Source_20_Text"><text:span text:style-name="T4">buttons.css</text:span></text:span></text:p>
                        </text:list-item>
                        <text:list-item>
                          <text:p text:style-name="P25"><text:span text:style-name="Source_20_Text"><text:span text:style-name="T4">footer.css</text:span></text:span></text:p>
                        </text:list-item>
                        <text:list-item>
                          <text:p text:style-name="P25"><text:span text:style-name="Source_20_Text"><text:span text:style-name="T4">responsive.css</text:span></text:span></text:p>
                        </text:list-item>
                      </text:list>
                    </text:list-item>
                    <text:list-item>
                      <text:p text:style-name="P25"><text:span text:style-name="Source_20_Text"><text:span text:style-name="T4">script/</text:span></text:span></text:p>
                      <text:list>
                        <text:list-item>
                          <text:p text:style-name="P25"><text:span text:style-name="Source_20_Text"><text:span text:style-name="T4">script.js</text:span></text:span><text:span text:style-name="T3"> (fő inicializáló)</text:span></text:p>
                        </text:list-item>
                        <text:list-item>
                          <text:p text:style-name="P25"><text:span text:style-name="Source_20_Text"><text:span text:style-name="T4">animations.js</text:span></text:span><text:span text:style-name="T3"> (animációk)</text:span></text:p>
                        </text:list-item>
                        <text:list-item>
                          <text:p text:style-name="P25"><text:span text:style-name="Source_20_Text"><text:span text:style-name="T4">form-validation.js</text:span></text:span><text:span text:style-name="T3"> (contact form validáció)</text:span></text:p>
                        </text:list-item>
                        <text:list-item>
                          <text:p text:style-name="P25"><text:span text:style-name="Source_20_Text"><text:span text:style-name="T4">data-loader.js</text:span></text:span><text:span text:style-name="T3"> (AJAX data.json betöltés, </text:span><text:span text:style-name="Source_20_Text"><text:span text:style-name="T4">src/data/data.json</text:span></text:span><text:span text:style-name="T3"> új elérési úttal)</text:span></text:p>
                        </text:list-item>
                        <text:list-item>
                          <text:p text:style-name="P25"><text:span text:style-name="Source_20_Text"><text:span text:style-name="T4">dom-manipulation.js</text:span></text:span><text:span text:style-name="T3"> (dinamikus DOM műveletek)</text:span></text:p>
                        </text:list-item>
                        <text:list-item>
                          <text:p text:style-name="P25"><text:span text:style-name="Source_20_Text"><text:span text:style-name="T4">video-controls.js</text:span></text:span><text:span text:style-name="T3"> (videó gombok logikája)</text:span></text:p>
                        </text:list-item>
                      </text:list>
                    </text:list-item>
                    <text:list-item>
                      <text:p text:style-name="P25"><text:span text:style-name="Source_20_Text"><text:span text:style-name="T4">data/</text:span></text:span></text:p>
                      <text:list>
                        <text:list-item>
                          <text:p text:style-name="P25"><text:span text:style-name="Source_20_Text"><text:span text:style-name="T4">data.json</text:span></text:span><text:span text:style-name="T3"> (sequence adatok)</text:span></text:p>
                        </text:list-item>
                      </text:list>
                    </text:list-item>
                    <text:list-item>
                      <text:p text:style-name="P25"><text:span text:style-name="Source_20_Text"><text:span text:style-name="T4">img/</text:span></text:span><text:span text:style-name="T3"> (képek, videó fájlok pl. </text:span><text:span text:style-name="Source_20_Text"><text:span text:style-name="T4">how-lstm-works.mp4</text:span></text:span><text:span text:style-name="T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3">Megjegyzés: a fenti struktúra a jelenlegi munkamappából és a legutóbbi módosításokból lett összeállítva; ha további fájlok vannak (pl. régebbi </text:span><text:span text:style-name="Source_20_Text"><text:span text:style-name="T4">neptunkod_*</text:span></text:span><text:span text:style-name="T3">), azok is a repo gyökérben vagy almappákban megtalálhatók.</text:span></text:p>
      <text:p text:style-name="P23"/>
      <text:h text:style-name="P24" text:outline-level="2"><text:bookmark text:name="m%C3%B3dos%C3%ADt%C3%A1sok-%C3%A9s-fontos-l%C3%A9p%C3%A9sek"/>Módosítások és fontos lépések</text:h>
      <text:p text:style-name="P20">Röviden összefoglalva a fontos változtatások, amelyeket a projektben elvégeztünk:</text:p>
      <text:list text:style-name="L3">
        <text:list-item>
          <text:p text:style-name="P27"><text:span text:style-name="T3">Átnevezés és áthelyezés: a </text:span><text:span text:style-name="Source_20_Text"><text:span text:style-name="T4">neptunkod_*</text:span></text:span><text:span text:style-name="T3"> fájlok át lettek helyezve és </text:span><text:span text:style-name="Source_20_Text"><text:span text:style-name="T4">BQLOTW_*</text:span></text:span><text:span text:style-name="T3"> névvel elmentve a </text:span><text:span text:style-name="Source_20_Text"><text:span text:style-name="T4">BQLOTW_1008</text:span></text:span><text:span text:style-name="T3"> mappába.</text:span></text:p>
        </text:list-item>
        <text:list-item>
          <text:p text:style-name="P27"><text:span text:style-name="T3">JavaScript modulokra bontása: a korábbi egyetlen </text:span><text:span text:style-name="Source_20_Text"><text:span text:style-name="T4">script.js</text:span></text:span><text:span text:style-name="T3"> nagy fájl részekre bontva a </text:span><text:span text:style-name="Source_20_Text"><text:span text:style-name="T4">src/script/</text:span></text:span><text:span text:style-name="T3"> mappában:</text:span></text:p>
          <text:list>
            <text:list-item>
              <text:p text:style-name="P27"><text:soft-page-break/><text:span text:style-name="Source_20_Text"><text:span text:style-name="T4">animations.js</text:span></text:span><text:span text:style-name="T3">, </text:span><text:span text:style-name="Source_20_Text"><text:span text:style-name="T4">form-validation.js</text:span></text:span><text:span text:style-name="T3">, </text:span><text:span text:style-name="Source_20_Text"><text:span text:style-name="T4">data-loader.js</text:span></text:span><text:span text:style-name="T3">, </text:span><text:span text:style-name="Source_20_Text"><text:span text:style-name="T4">dom-manipulation.js</text:span></text:span><text:span text:style-name="T3">, </text:span><text:span text:style-name="Source_20_Text"><text:span text:style-name="T4">video-controls.js</text:span></text:span><text:span text:style-name="T3"> és egy kis </text:span><text:span text:style-name="Source_20_Text"><text:span text:style-name="T4">script.js</text:span></text:span><text:span text:style-name="T3"> amely most csak inicializál.</text:span></text:p>
            </text:list-item>
          </text:list>
        </text:list-item>
        <text:list-item>
          <text:p text:style-name="P27"><text:span text:style-name="T3">CSS modularizálása: a </text:span><text:span text:style-name="Source_20_Text"><text:span text:style-name="T4">src/styles/styles.css</text:span></text:span><text:span text:style-name="T3"> tartalma felosztásra került több modulra (</text:span><text:span text:style-name="Source_20_Text"><text:span text:style-name="T4">global.css</text:span></text:span><text:span text:style-name="T3">, </text:span><text:span text:style-name="Source_20_Text"><text:span text:style-name="T4">header.css</text:span></text:span><text:span text:style-name="T3">, </text:span><text:span text:style-name="Source_20_Text"><text:span text:style-name="T4">home.css</text:span></text:span><text:span text:style-name="T3">, ...), a </text:span><text:span text:style-name="Source_20_Text"><text:span text:style-name="T4">styles.css</text:span></text:span><text:span text:style-name="T3"> pedig importálja ezeket.</text:span></text:p>
        </text:list-item>
        <text:list-item>
          <text:p text:style-name="P27"><text:span text:style-name="Source_20_Text"><text:span text:style-name="T4">example.html</text:span></text:span><text:span text:style-name="T3"> bővítése: videó alá vezérlő gombok kerültek (play/pause, mute/unmute, speed select, fullscreen) és a </text:span><text:span text:style-name="Source_20_Text"><text:span text:style-name="T4">src/script/video-controls.js</text:span></text:span><text:span text:style-name="T3"> fájl készült hozzá.</text:span></text:p>
        </text:list-item>
        <text:list-item>
          <text:p text:style-name="P27"><text:span text:style-name="T3">Link-frissítések: a HTML fájlokban a </text:span><text:span text:style-name="Source_20_Text"><text:span text:style-name="T4">styles.css</text:span></text:span><text:span text:style-name="T3"> és </text:span><text:span text:style-name="Source_20_Text"><text:span text:style-name="T4">script.js</text:span></text:span><text:span text:style-name="T3"> hivatkozások frissítve lettek úgy, hogy a </text:span><text:span text:style-name="Source_20_Text"><text:span text:style-name="T4">src/styles/styles.css</text:span></text:span><text:span text:style-name="T3"> és </text:span><text:span text:style-name="Source_20_Text"><text:span text:style-name="T4">src/script/*.js</text:span></text:span><text:span text:style-name="T3"> helyes elérési utakat használják.</text:span></text:p>
        </text:list-item>
      </text:list>
      <text:p text:style-name="P23"/>
      <text:h text:style-name="P24" text:outline-level="2"><text:bookmark text:name="felhaszn%C3%A1l%C3%B3i-fel%C3%BClet-bemutat%C3%A1sa"/>Felhasználói felület bemutatása</text:h>
      <text:p text:style-name="P20">A weboldal több aloldalt tartalmaz. A központi navigáció a fejlécben található (fixen):</text:p>
      <text:list text:style-name="L4">
        <text:list-item>
          <text:p text:style-name="P28"><text:span text:style-name="T3">Fő menü (fejléc): </text:span><text:span text:style-name="Source_20_Text"><text:span text:style-name="T4">HOME</text:span></text:span><text:span text:style-name="T3">, </text:span><text:span text:style-name="Source_20_Text"><text:span text:style-name="T4">HISTORY</text:span></text:span><text:span text:style-name="T3">, </text:span><text:span text:style-name="Source_20_Text"><text:span text:style-name="T4">ARCHITECTURE</text:span></text:span><text:span text:style-name="T3">, </text:span><text:span text:style-name="Source_20_Text"><text:span text:style-name="T4">EXAMPLE</text:span></text:span><text:span text:style-name="T3">, </text:span><text:span text:style-name="Source_20_Text"><text:span text:style-name="T4">CONTACT</text:span></text:span><text:span text:style-name="T3"> — a menüpontok a gyökér HTML fájlokra mutatnak (pl. </text:span><text:span text:style-name="Source_20_Text"><text:span text:style-name="T4">index.html</text:span></text:span><text:span text:style-name="T3">, </text:span><text:span text:style-name="Source_20_Text"><text:span text:style-name="T4">history.html</text:span></text:span><text:span text:style-name="T3">, stb.).</text:span></text:p>
        </text:list-item>
        <text:list-item>
          <text:p text:style-name="P28"><text:span text:style-name="T3">Példa oldalon (</text:span><text:span text:style-name="Source_20_Text"><text:span text:style-name="T4">example.html</text:span></text:span><text:span text:style-name="T3">) található a videó és az alatta lévő vezérlők:</text:span></text:p>
          <text:list>
            <text:list-item>
              <text:p text:style-name="P29">Play / Pause gombok</text:p>
            </text:list-item>
            <text:list-item>
              <text:p text:style-name="P29">Mute / Unmute gomb (állapottal jelzi a némítást)</text:p>
            </text:list-item>
            <text:list-item>
              <text:p text:style-name="P28"><text:span text:style-name="T3">Sebesség választó (</text:span><text:span text:style-name="Source_20_Text"><text:span text:style-name="T4">0.5x</text:span></text:span><text:span text:style-name="T3">, </text:span><text:span text:style-name="Source_20_Text"><text:span text:style-name="T4">1x</text:span></text:span><text:span text:style-name="T3">, </text:span><text:span text:style-name="Source_20_Text"><text:span text:style-name="T4">1.5x</text:span></text:span><text:span text:style-name="T3">, </text:span><text:span text:style-name="Source_20_Text"><text:span text:style-name="T4">2x</text:span></text:span><text:span text:style-name="T3">)</text:span></text:p>
            </text:list-item>
            <text:list-item>
              <text:p text:style-name="P29">Fullscreen gomb</text:p>
            </text:list-item>
          </text:list>
        </text:list-item>
        <text:list-item>
          <text:p text:style-name="P28"><text:span text:style-name="T3">Kapcsolati űrlap (</text:span><text:span text:style-name="Source_20_Text"><text:span text:style-name="T4">contact.html</text:span></text:span><text:span text:style-name="T3">) a </text:span><text:span text:style-name="Source_20_Text"><text:span text:style-name="T4">src/script/form-validation.js</text:span></text:span><text:span text:style-name="T3"> által kezelt validációval (név, e-mail, üzenet, rádió/checkbox ellenőrzések, időpont ellenőrzés).</text:span></text:p>
        </text:list-item>
        <text:list-item>
          <text:p text:style-name="P28"><text:span text:style-name="T3">Az </text:span><text:span text:style-name="Source_20_Text"><text:span text:style-name="T4">index.html</text:span></text:span><text:span text:style-name="T3"> oldalon nagy hero szekció animált háttérrel.</text:span></text:p>
        </text:list-item>
        <text:list-item>
          <text:p text:style-name="P28"><text:span text:style-name="T3">A </text:span><text:span text:style-name="Source_20_Text"><text:span text:style-name="T4">architecture.html</text:span></text:span><text:span text:style-name="T3"> és </text:span><text:span text:style-name="Source_20_Text"><text:span text:style-name="T4">example.html</text:span></text:span><text:span text:style-name="T3"> oldalakon dinamikusan generált elemek is megjelennek (például a </text:span><text:span text:style-name="Source_20_Text"><text:span text:style-name="T4">data.json</text:span></text:span><text:span text:style-name="T3"> alapján betöltött sequence kártyák).</text:span></text:p>
        </text:list-item>
      </text:list>
      <text:p text:style-name="P23"/>
      <text:h text:style-name="P24" text:outline-level="2"><text:bookmark text:name="k%C3%B3d-%C3%A1ttekint%C3%A9s-%C3%A9s-r%C3%B6vid-magyar%C3%A1zat"/>Kód áttekintés és rövid magyarázat</text:h>
      <text:h text:style-name="P30" text:outline-level="3"><text:bookmark text:name="javascript-modulok"/>JavaScript modulok</text:h>
      <text:list text:style-name="L5">
        <text:list-item>
          <text:p text:style-name="P31"><text:span text:style-name="Source_20_Text"><text:span text:style-name="T4">src/script/script.js</text:span></text:span><text:span text:style-name="T3"> — fő inicializáló. Dokument ready-kor meghívja a többi modult:</text:span></text:p>
          <text:list>
            <text:list-item>
              <text:p text:style-name="P31"><text:span text:style-name="Source_20_Text"><text:span text:style-name="T4">initializeAnimations()</text:span></text:span><text:span text:style-name="T3"> — animációs inicializáció (navigáció, scroll effektek stb.).</text:span></text:p>
            </text:list-item>
            <text:list-item>
              <text:p text:style-name="P31"><text:span text:style-name="Source_20_Text"><text:span text:style-name="T4">initializeFormValidation()</text:span></text:span><text:span text:style-name="T3"> — űrlap ellenőrzés inicializálása.</text:span></text:p>
            </text:list-item>
            <text:list-item>
              <text:p text:style-name="P31"><text:span text:style-name="Source_20_Text"><text:span text:style-name="T4">loadSequenceData()</text:span></text:span><text:span text:style-name="T3"> — betölti a </text:span><text:span text:style-name="Source_20_Text"><text:span text:style-name="T4">src/data/data.json</text:span></text:span><text:span text:style-name="T3">-t és megjeleníti.</text:span></text:p>
            </text:list-item>
            <text:list-item>
              <text:p text:style-name="P31"><text:span text:style-name="Source_20_Text"><text:span text:style-name="T4">initializeDOMManipulation()</text:span></text:span><text:span text:style-name="T3"> — dinamikus DOM műveletek (pl. kártya highlight).</text:span></text:p>
            </text:list-item>
          </text:list>
        </text:list-item>
        <text:list-item>
          <text:p text:style-name="P31"><text:soft-page-break/><text:span text:style-name="Source_20_Text"><text:span text:style-name="T4">src/script/animations.js</text:span></text:span><text:span text:style-name="T3"> — tartalmazza a vizuális animációk logikáját (hover, scroll és egyéb effektek).</text:span></text:p>
        </text:list-item>
        <text:list-item>
          <text:p text:style-name="P31"><text:span text:style-name="Source_20_Text"><text:span text:style-name="T4">src/script/form-validation.js</text:span></text:span><text:span text:style-name="T3"> — a kapcsolat űrlaphoz kötött validációs logikát tartalmazza: mezőellenőrzések, hibajelzések, kis rázó animáció hiba esetén.</text:span></text:p>
        </text:list-item>
        <text:list-item>
          <text:p text:style-name="P31"><text:span text:style-name="Source_20_Text"><text:span text:style-name="T4">src/script/data-loader.js</text:span></text:span><text:span text:style-name="T3"> — AJAX kérést indít a </text:span><text:span text:style-name="Source_20_Text"><text:span text:style-name="T4">src/data/data.json</text:span></text:span><text:span text:style-name="T3"> fájlhoz, majd a választ feldolgozva felépíti az ún. sequence-kártyákat és animációkat.</text:span></text:p>
        </text:list-item>
        <text:list-item>
          <text:p text:style-name="P31"><text:span text:style-name="Source_20_Text"><text:span text:style-name="T4">src/script/dom-manipulation.js</text:span></text:span><text:span text:style-name="T3"> — néhány segédfüggvény és példa a DOM dinamikus frissítésére (pl. loading indicator, highlight overlay).</text:span></text:p>
        </text:list-item>
        <text:list-item>
          <text:p text:style-name="P31"><text:span text:style-name="Source_20_Text"><text:span text:style-name="T4">src/script/video-controls.js</text:span></text:span><text:span text:style-name="T3"> — a </text:span><text:span text:style-name="Source_20_Text"><text:span text:style-name="T4">example.html</text:span></text:span><text:span text:style-name="T3">-ben elhelyezett videóvezérlők működését valósítja meg (play/pause, mute, playbackRate, fullscreen), eseményfigyeléssel és gombállapot-szinkronizációval.</text:span></text:p>
        </text:list-item>
      </text:list>
      <text:p text:style-name="P20">Rövid kódrészlet (példa - hogyan inicializáljuk a modulokat):</text:p>
      <text:p text:style-name="P32"><text:span text:style-name="Source_20_Text"><text:span text:style-name="T5">// src/script/script.js (init rész)</text:span></text:span></text:p>
      <text:p text:style-name="P32"><text:span text:style-name="Source_20_Text"><text:span text:style-name="T6">$(document).ready(function () {</text:span></text:span></text:p>
      <text:p text:style-name="P32"><text:span text:style-name="Source_20_Text"><text:span text:style-name="T7"><text:s text:c="2"/></text:span></text:span><text:span text:style-name="Source_20_Text"><text:span text:style-name="T6">initializeAnimations();</text:span></text:span></text:p>
      <text:p text:style-name="P32"><text:span text:style-name="Source_20_Text"><text:span text:style-name="T7"><text:s text:c="2"/></text:span></text:span><text:span text:style-name="Source_20_Text"><text:span text:style-name="T6">initializeFormValidation();</text:span></text:span></text:p>
      <text:p text:style-name="P32"><text:span text:style-name="Source_20_Text"><text:span text:style-name="T7"><text:s text:c="2"/></text:span></text:span><text:span text:style-name="Source_20_Text"><text:span text:style-name="T6">loadSequenceData();</text:span></text:span></text:p>
      <text:p text:style-name="P32"><text:span text:style-name="Source_20_Text"><text:span text:style-name="T7"><text:s text:c="2"/></text:span></text:span><text:span text:style-name="Source_20_Text"><text:span text:style-name="T6">initializeDOMManipulation();</text:span></text:span></text:p>
      <text:p text:style-name="P32"><text:span text:style-name="Source_20_Text"><text:span text:style-name="T6">});</text:span></text:span></text:p>
      <text:h text:style-name="P30" text:outline-level="3"><text:bookmark text:name="css-modulok"/>CSS modulok</text:h>
      <text:p text:style-name="P19"><text:span text:style-name="T3">A </text:span><text:span text:style-name="Source_20_Text"><text:span text:style-name="T4">src/styles/</text:span></text:span><text:span text:style-name="T3"> mappában a nagy </text:span><text:span text:style-name="Source_20_Text"><text:span text:style-name="T4">styles.css</text:span></text:span><text:span text:style-name="T3"> most különálló részeket importál:</text:span></text:p>
      <text:list text:style-name="L6">
        <text:list-item>
          <text:p text:style-name="P33"><text:span text:style-name="Source_20_Text"><text:span text:style-name="T4">global.css</text:span></text:span><text:span text:style-name="T3"> — reset és alapstílusok (</text:span><text:span text:style-name="Source_20_Text"><text:span text:style-name="T4">body</text:span></text:span><text:span text:style-name="T3">, </text:span><text:span text:style-name="Source_20_Text"><text:span text:style-name="T4">.container</text:span></text:span><text:span text:style-name="T3">, </text:span><text:span text:style-name="Source_20_Text"><text:span text:style-name="T4">a</text:span></text:span><text:span text:style-name="T3">)</text:span></text:p>
        </text:list-item>
        <text:list-item>
          <text:p text:style-name="P33"><text:span text:style-name="Source_20_Text"><text:span text:style-name="T4">header.css</text:span></text:span><text:span text:style-name="T3"> — fejléc és navigáció</text:span></text:p>
        </text:list-item>
        <text:list-item>
          <text:p text:style-name="P33"><text:span text:style-name="Source_20_Text"><text:span text:style-name="T4">main-content.css</text:span></text:span><text:span text:style-name="T3"> — a </text:span><text:span text:style-name="Source_20_Text"><text:span text:style-name="T4">main</text:span></text:span><text:span text:style-name="T3"> elem elhelyezése és margin kezelése</text:span></text:p>
        </text:list-item>
        <text:list-item>
          <text:p text:style-name="P33"><text:span text:style-name="Source_20_Text"><text:span text:style-name="T4">home.css</text:span></text:span><text:span text:style-name="T3"> — kezdőlap hero animációk</text:span></text:p>
        </text:list-item>
        <text:list-item>
          <text:p text:style-name="P33"><text:span text:style-name="Source_20_Text"><text:span text:style-name="T4">history.css</text:span></text:span><text:span text:style-name="T3"> — history oldal stílusai</text:span></text:p>
        </text:list-item>
        <text:list-item>
          <text:p text:style-name="P33"><text:span text:style-name="Source_20_Text"><text:span text:style-name="T4">architecture.css</text:span></text:span><text:span text:style-name="T3"> — architecture oldal stílusai</text:span></text:p>
        </text:list-item>
        <text:list-item>
          <text:p text:style-name="P33"><text:span text:style-name="Source_20_Text"><text:span text:style-name="T4">example.css</text:span></text:span><text:span text:style-name="T3"> — example oldal (videó, demo) stílusai</text:span></text:p>
        </text:list-item>
        <text:list-item>
          <text:p text:style-name="P33"><text:span text:style-name="Source_20_Text"><text:span text:style-name="T4">sequences.css</text:span></text:span><text:span text:style-name="T3"> — sequence kártyák vizuális megjelenítése</text:span></text:p>
        </text:list-item>
        <text:list-item>
          <text:p text:style-name="P33"><text:span text:style-name="Source_20_Text"><text:span text:style-name="T4">forms.css</text:span></text:span><text:span text:style-name="T3"> — űrlap elemek és hibajelzések</text:span></text:p>
        </text:list-item>
        <text:list-item>
          <text:p text:style-name="P33"><text:span text:style-name="Source_20_Text"><text:span text:style-name="T4">buttons.css</text:span></text:span><text:span text:style-name="T3"> — gomb stílusok</text:span></text:p>
        </text:list-item>
        <text:list-item>
          <text:p text:style-name="P33"><text:span text:style-name="Source_20_Text"><text:span text:style-name="T4">footer.css</text:span></text:span><text:span text:style-name="T3"> — lábléc</text:span></text:p>
        </text:list-item>
        <text:list-item>
          <text:p text:style-name="P33"><text:span text:style-name="Source_20_Text"><text:span text:style-name="T4">responsive.css</text:span></text:span><text:span text:style-name="T3"> — media queries és segédosztályok</text:span></text:p>
        </text:list-item>
      </text:list>
      <text:p text:style-name="P20">Ez a felosztás megkönnyíti az egyes oldal-specifikus stílusok karbantartását.</text:p>
      <text:p text:style-name="P23"/>
      <text:h text:style-name="P24" text:outline-level="2"><text:bookmark text:name="fontos-f%C3%A1jlok-%C3%A9s-el%C3%A9r%C3%A9si-utak-%C3%B6sszegz%C3%A9s"/><text:soft-page-break/>Fontos fájlok és elérési utak (összegzés)</text:h>
      <text:list text:style-name="L7">
        <text:list-item>
          <text:p text:style-name="P34"><text:span text:style-name="Source_20_Text"><text:span text:style-name="T4">BQLOTWWebTech/index.html</text:span></text:span><text:span text:style-name="T3"> — kezdőlap (CSS: </text:span><text:span text:style-name="Source_20_Text"><text:span text:style-name="T4">src/styles/styles.css</text:span></text:span><text:span text:style-name="T3">)</text:span></text:p>
        </text:list-item>
        <text:list-item>
          <text:p text:style-name="P34"><text:span text:style-name="Source_20_Text"><text:span text:style-name="T4">BQLOTWWebTech/example.html</text:span></text:span><text:span text:style-name="T3"> — példa oldal (videó és </text:span><text:span text:style-name="Source_20_Text"><text:span text:style-name="T4">src/script/video-controls.js</text:span></text:span><text:span text:style-name="T3">)</text:span></text:p>
        </text:list-item>
        <text:list-item>
          <text:p text:style-name="P34"><text:span text:style-name="Source_20_Text"><text:span text:style-name="T4">BQLOTWWebTech/src/script/</text:span></text:span><text:span text:style-name="T3"> — JavaScript modulok</text:span></text:p>
        </text:list-item>
        <text:list-item>
          <text:p text:style-name="P34"><text:span text:style-name="Source_20_Text"><text:span text:style-name="T4">BQLOTWWebTech/src/styles/</text:span></text:span><text:span text:style-name="T3"> — moduláris CSS fájlok</text:span></text:p>
        </text:list-item>
        <text:list-item>
          <text:p text:style-name="P34"><text:span text:style-name="Source_20_Text"><text:span text:style-name="T4">BQLOTWWebTech/src/data/data.json</text:span></text:span><text:span text:style-name="T3"> — a </text:span><text:span text:style-name="Source_20_Text"><text:span text:style-name="T4">data-loader.js</text:span></text:span><text:span text:style-name="T3"> által használt JSON</text:span></text:p>
        </text:list-item>
        <text:list-item>
          <text:p text:style-name="P34"><text:span text:style-name="Source_20_Text"><text:span text:style-name="T4">BQLOTW_1008/</text:span></text:span><text:span text:style-name="T3"> — átnevezett oktatási példák (</text:span><text:span text:style-name="Source_20_Text"><text:span text:style-name="T4">BQLOTW_*</text:span></text:span><text:span text:style-name="T3"> fájlok)</text:span></text:p>
        </text:list-item>
      </text:list>
      <text:p text:style-name="P23"/>
      <text:h text:style-name="P24" text:outline-level="2"><text:bookmark text:name="futtat%C3%A1s--megnyit%C3%A1s-local"/>Futtatás / megnyitás (local)</text:h>
      <text:p text:style-name="P19"><text:span text:style-name="T3">A weboldalt egyszerűen a fájlok böngészőben való megnyitásával lehet tesztelni (nem szükséges szerver, mert csak statikus fájlok vannak, kivéve AJAX hívásoknál: </text:span><text:span text:style-name="Source_20_Text"><text:span text:style-name="T4">file://</text:span></text:span><text:span text:style-name="T3"> alatt a </text:span><text:span text:style-name="Source_20_Text"><text:span text:style-name="T4">$.ajax</text:span></text:span><text:span text:style-name="T3"> hívások bizonyos böngészőkben (pl. Chrome) CORS/Local file tiltás miatt hibázhatnak). Ajánlott egy egyszerű lokális szerver:</text:span></text:p>
      <text:p text:style-name="P20">Például PowerShell-ben (Windows) a projekt gyökérből:</text:p>
      <text:p text:style-name="P32"><text:span text:style-name="Source_20_Text"><text:span text:style-name="T5"># Windows PowerShell</text:span></text:span></text:p>
      <text:p text:style-name="P32"><text:span text:style-name="Source_20_Text"><text:span text:style-name="T6">cd R:\uni\BQLOTWWebTech1\BQLOTWWebTech</text:span></text:span></text:p>
      <text:p text:style-name="P32"><text:span text:style-name="Source_20_Text"><text:span text:style-name="T6">python -m http.server 8000</text:span></text:span></text:p>
      <text:p text:style-name="P32"><text:span text:style-name="Source_20_Text"><text:span text:style-name="T5"># majd böngészőben: http://localhost:8000/index.html</text:span></text:span></text:p>
      <text:p text:style-name="P19"><text:span text:style-name="T3">(Az </text:span><text:span text:style-name="Source_20_Text"><text:span text:style-name="T4">python -m http.server</text:span></text:span><text:span text:style-name="T3"> parancs Python 3-at használ; alternatívaként használható </text:span><text:span text:style-name="Source_20_Text"><text:span text:style-name="T4">npx http-server .</text:span></text:span><text:span text:style-name="T3"> vagy bármilyen egyszerű HTTP szerver.)</text:span></text:p>
      <text:p text:style-name="P23"/>
      <text:h text:style-name="P24" text:outline-level="2"><text:bookmark text:name="k%C3%B6vetkeztet%C3%A9sek-tov%C3%A1bbi-teend%C5%91k"/>Következtetések, további teendők</text:h>
      <text:list text:style-name="L8">
        <text:list-item>
          <text:p text:style-name="P35">A projekt a modularizálás felé mozdult el — mind JS, mind CSS szinten — ez javítja a karbantarthatóságot.</text:p>
        </text:list-item>
        <text:list-item>
          <text:p text:style-name="P36"><text:span text:style-name="T3">Javasolt ellenőrizni a </text:span><text:span text:style-name="Source_20_Text"><text:span text:style-name="T4">src/data/data.json</text:span></text:span><text:span text:style-name="T3"> helyes elérhetőségét, és futtatni a weboldalt helyi szerveren, hogy az AJAX hívások működjenek.</text:span></text:p>
        </text:list-item>
        <text:list-item>
          <text:p text:style-name="P35">További lépések:</text:p>
          <text:list>
            <text:list-item>
              <text:p text:style-name="P37">Unit / integrációs tesztek (pl. egyszerű JS tesztek a form validációhoz)</text:p>
            </text:list-item>
            <text:list-item>
              <text:p text:style-name="P36"><text:span text:style-name="T3">Minifikálás / build lépések bevezetése (pl. egy egyszerű </text:span><text:span text:style-name="Source_20_Text"><text:span text:style-name="T4">package.json</text:span></text:span><text:span text:style-name="T3"> + Gulp/webpack, ha a projekt nőni fog)</text:span></text:p>
            </text:list-item>
            <text:list-item>
              <text:p text:style-name="P36"><text:soft-page-break/><text:span text:style-name="T3">Dokumentáció frissítése: ha további fájlmozgások történnek, frissíteni a </text:span><text:span text:style-name="Source_20_Text"><text:span text:style-name="T4">JEGYZOKONYV.md</text:span></text:span><text:span text:style-name="T3">-t</text:span></text:p>
            </text:list-item>
          </text:list>
        </text:list-item>
      </text:list>
      <text:p text:style-name="P23"/>
      <text:h text:style-name="P24" text:outline-level="2"><text:bookmark text:name="mell%C3%A9klet-r%C3%B6vid-k%C3%B3dr%C3%A9szletek--p%C3%A9ld%C3%A1k"/>Melléklet: rövid kódrészletek / példák</text:h>
      <text:p text:style-name="P19"><text:span text:style-name="T3">Például: videóvezérlő kezdeti rész (</text:span><text:span text:style-name="Source_20_Text"><text:span text:style-name="T4">src/script/video-controls.js</text:span></text:span><text:span text:style-name="T3">):</text:span></text:p>
      <text:p text:style-name="P32"><text:span text:style-name="Source_20_Text"><text:span text:style-name="T6">const video = $('#lstm-video')[0];</text:span></text:span></text:p>
      <text:p text:style-name="P32"><text:span text:style-name="Source_20_Text"><text:span text:style-name="T6">$('#playBtn').on('click', function () { video.play(); });</text:span></text:span></text:p>
      <text:p text:style-name="P32"><text:span text:style-name="Source_20_Text"><text:span text:style-name="T6">$('#pauseBtn').on('click', function () { video.pause(); });</text:span></text:span></text:p>
      <text:p text:style-name="P32"><text:span text:style-name="Source_20_Text"><text:span text:style-name="T6">$('#muteBtn').on('click', function () { video.muted = !video.muted; });</text:span></text:span></text:p>
      <text:p text:style-name="P32"><text:span text:style-name="Source_20_Text"><text:span text:style-name="T6">$('#speedSelect').on('change', function () { video.playbackRate = parseFloat($(this).val()); });</text:span></text:span></text:p>
      <text:p text:style-name="P23"/>
      <text:p text:style-name="P20">Készen áll a részletesebb kiegészítésre (pl. teljes fájllista generálása, képernyőképek beillesztése vagy PDF export). Ha szeretné, elkészítem a PDF-et vagy kiegészítem a jegyzőkönyvet a teljes fájllistával és részletes kódrészletekkel minden fontos fájlból.</text:p>
      <text:p text:style-name="P38"/>
      <text:h text:style-name="P39" text:outline-level="2">Feladatok</text:h>
      <text:p text:style-name="P40"/>
      <text:p text:style-name="P41">Jegyzőkönyv készítése az elkészített projektről, amely tartalmaz előlapot, tartalomjegyzéket (hiper-hivatkozott), a feladat leírását, struktúra szerkezetét (mappa, fájl), a felhasználói felületet bemutatása (menük, rövid kód magyarázat), kód stb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26T13:30:12.106724500</dc:date>
    <meta:editing-duration>PT27M53S</meta:editing-duration>
    <meta:editing-cycles>7</meta:editing-cycles>
    <meta:generator>LibreOffice/25.2.7.2$Windows_X86_64 LibreOffice_project/5cbfd1ab6520636bb5f7b99185aa69bd7456825d</meta:generator>
    <meta:document-statistic meta:table-count="0" meta:image-count="0" meta:object-count="0" meta:page-count="9" meta:paragraph-count="151" meta:word-count="1064" meta:character-count="8726" meta:non-whitespace-character-count="7867"/>
  </office:meta>
</office:document-meta>
</file>